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
      <script:event-listener script:language="ooo:script" script:event-name="dom:load" xlink:href=""/>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GillSans" svg:font-family="GillSans"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Index_20_1">
      <style:paragraph-properties>
        <style:tab-stops/>
      </style:paragraph-properties>
    </style:style>
    <style:style style:name="P3" style:family="paragraph" style:parent-style-name="Index_20_2">
      <style:paragraph-properties>
        <style:tab-stops/>
      </style:paragraph-properties>
    </style:style>
    <style:style style:name="P4" style:family="paragraph" style:parent-style-name="Bibliography_20_1">
      <style:paragraph-properties>
        <style:tab-stops/>
      </style:paragraph-properties>
    </style:style>
    <style:style style:name="P5" style:family="paragraph" style:parent-style-name="Heading">
      <style:paragraph-properties fo:break-before="page"/>
    </style:style>
    <style:style style:name="P6" style:family="paragraph" style:parent-style-name="Header" style:master-page-name="">
      <style:paragraph-properties fo:keep-with-next="always"/>
      <style:text-properties fo:font-style="normal" style:font-style-asian="normal" style:font-style-complex="normal"/>
    </style:style>
    <style:style style:name="P7" style:family="paragraph" style:parent-style-name="Endnote" style:list-style-name="Numbering_20_1"/>
    <style:style style:name="P8" style:family="paragraph" style:parent-style-name="Text_20_body" style:list-style-name="Bullet4"/>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 of bug</text:p>
      <text:p text:style-name="Text_20_body">OpenOffice 2.2.0 on Windows XP crashes when this file is closed, or when the bibliography is deleted, or when an attempt is made to delete forward from the end of the next paragraph.</text:p>
      <text:p text:style-name="Text_20_body">Paragraph preceding footnote:</text:p>
      <text:list text:style-name="Bullet4">
        <text:list-item text:start-value="1">
          <text:list>
            <text:list-item text:start-value="1">
              <text:list>
                <text:list-item text:start-value="1">
                  <text:list>
                    <text:list-item text:start-value="1">
                      <text:p text:style-name="P8">Text preceding the footnote<text:note text:id="ftn1" text:note-class="endnote"><text:note-citation>1</text:note-citation><text:note-body>
              <text:list text:style-name="Numbering_20_1">
               <text:list-item>
                <text:p text:style-name="P7">Footnote text.</text:p>
               </text:list-item>
              </text:list>
              <text:p text:style-name="Endnote"/>
              <text:p text:style-name="Heading"/>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4">Bishop (1967/1990): Bishop, Errett, Foundations of Constructive Analysis, 1967, quoted in Epstein, R and Carnelli, W, Computability: computable functions, logic, and the foundations of mathematics, CRC Press, 1990</text:p>
                <text:p text:style-name="P4">Blackmore (1999): Susan Blackmore, The Meme Machine, Oxford University Press</text:p>
                <text:p text:style-name="P4">Jackendoff (2002): Ray Jackendoff, Foundations of Language, Oxford University Press</text:p>
                <text:p text:style-name="P4">Nisbett and Wilson (1977): Nisbett, Richard E and Wilson, Timonty DeCamp, Telling more than we can know: verbal reports on mental processes, </text:p>
               </text:index-body>
              </text:bibliography>
              <text:p text:style-name="Text_20_body"/>
              <text:p text:style-name="Standard">Churchland, P.M. (1995). <text:s/><text:span text:style-name="T2">The Engine of Reason, the Seat of the Soul</text:span><text:span text:style-name="T4">, MIT Press, Cambridge, Mass</text:span></text:p>
              <text:p text:style-name="Standard">Bechtel, W. (in press). <text:s text:c="2"/><text:span text:style-name="T4">Reducing psychology while maintaining its autonomy via mechanistic explanation</text:span><text:span text:style-name="T2">.</text:span> In M. Schouten and H. Looren de Jong (Eds.). <text:span text:style-name="Emphasis">The Matter of the Mind: Philosophical Essays on Psychology, Neuroscience and Reduction</text:span>. Oxford: Basil Blackwell. </text:p>
              <text:p text:style-name="P1">Dawkins {check}. <text:s/><text:span text:style-name="T2">The Selfish Gene</text:span>.</text:p>
              <text:p text:style-name="P1">Dennett, Daniel (1987). <text:s/><text:span text:style-name="T2">The Intentional Stance</text:span>, MIT Press</text:p>
              <text:p text:style-name="P1">-- (1991). <text:s/><text:span text:style-name="T2">Consciousness Explained</text:span></text:p>
              <text:p text:style-name="Standard">Egan, Greg (1994). <text:s/><text:span text:style-name="T2">Permutation City</text:span></text:p>
              <text:p text:style-name="Standard">Eliasmith, Chris (2000). Is the Brain Analog or Digital, <text:span text:style-name="T2">Cognitive Science Quarterly. 1(2)</text:span><text:span text:style-name="T4">,</text:span><text:span text:style-name="T2"> </text:span><text:span text:style-name="T4">147-170</text:span></text:p>
              <text:p text:style-name="Standard">Fodor, Jerry (1983). <text:s/><text:span text:style-name="T2">The Modularity of Mind</text:span></text:p>
              <text:p text:style-name="Standard">Gibson, William (1984). <text:s/><text:span text:style-name="T2">Neuromancer</text:span></text:p>
              <text:p text:style-name="Standard">Goodman, N. (1976). <text:span text:style-name="T2">Languages of Art</text:span><text:span text:style-name="T4">, Hackett Publishing Company, Indianapolis/Cambridge</text:span></text:p>
              <text:p text:style-name="P1">Jackendoff, Ray (Forthcoming). <text:s/><text:span text:style-name="T2">Language, Consciousness, Culture: Essays on Mental Structure</text:span>, MIT Press. <text:s/>Draft chapters at <text:a xlink:type="simple" xlink:href="http://people.brandeis.edu/~jackendo/"><text:span text:style-name="T4">http://people.brandeis.edu/~jackendo/</text:span></text:a><text:span text:style-name="T4"> </text:span></text:p>
              <text:p text:style-name="P1">Kuhn, Thomas (1962/1970). <text:s/><text:span text:style-name="T2">The Structure of Scientific Revolutions</text:span>, 2<text:span text:style-name="T6">nd</text:span> edition, University of Chicago Press.</text:p>
              <text:p text:style-name="P1">McDowell (1996). <text:s/><text:span text:style-name="T2">Mind and World</text:span>, Harvard University Press</text:p>
              <text:p text:style-name="P1">Nagel (1986). <text:s/><text:span text:style-name="T2">The View from Nowhere</text:span>, Oxford University Press</text:p>
              <text:p text:style-name="P1">Pylyshyn, Zenon (2004). <text:span text:style-name="T2">Seeing and Visualising - it's not what you think, </text:span>MIT Press</text:p>
              <text:p text:style-name="Standard"><text:span text:style-name="T5">Schwitzgebel, Eric and Gordon, Michael S. (2006) </text:span><text:span text:style-name="T3">How Well Do We Know Our Own Conscious Experience? The Case of Human Echolocation</text:span><text:span text:style-name="T5">, </text:span><text:span text:style-name="T1">Philosophical Topics, 28</text:span> (2000), 235-246 </text:p>
              <text:p text:style-name="P1">Stevens, Wallace (1955). <text:s/><text:span text:style-name="T2">The Collected Poems of Wallace Stevens</text:span>, Faber and Faber</text:p>
              <text:p text:style-name="P1">Uexküll, Jakob von (1934/1965). <text:s/><text:span text:style-name="T2">Mondes animaux et monde humain</text:span> (1965) – translation of <text:span text:style-name="T2">Streifzüge durch die Umwelten von Tieren und Menschen</text:span> (1934)</text:p>
              <text:p text:style-name="P1">W3C (1998): World-Wide-Web Consortium, Document Object Model (DOM) Level 1 Specification, Version 1.0 – at <text:a xlink:type="simple" xlink:href="http://www.w3.org/TR/1998/REC-DOM-Level-1-19981001/"><text:span text:style-name="T4">http://www.w3.org/TR/1998/REC-DOM-Level-1-19981001/</text:span></text:a><text:span text:style-name="T4"> </text:span></text:p>
              <text:p text:style-name="P1"/>
              <text:p text:style-name="P1"/>
              <text:alphabetical-index text:style-name="Sect1" text:protected="true" text:name="Alphabetical Index2">
               <text:alphabetical-index-source text:main-entry-style-name="Main_20_index_20_entry" text:combine-entries-with-dash="true" text:combine-entries-with-pp="false" text:capitalize-entries="true" text:sort-algorithm="alphanumeric" fo:language="en" fo:country="GB">
                <text:index-title-template text:style-name="Index_20_Heading">Main index</text:index-title-template>
                <text:alphabetical-index-entry-template text:outline-level="separator" text:style-name="Index_20_Separator">
                 <text:index-entry-text/>
                 <text:index-entry-span> </text:index-entry-span>
                 <text:index-entry-chapter text:display="number"/>
                </text:alphabetical-index-entry-template>
                <text:alphabetical-index-entry-template text:outline-level="1" text:style-name="Index_20_1">
                 <text:index-entry-text/>
                 <text:index-entry-span> </text:index-entry-span>
                 <text:index-entry-chapter text:display="number"/>
                </text:alphabetical-index-entry-template>
                <text:alphabetical-index-entry-template text:outline-level="2" text:style-name="Index_20_2">
                 <text:index-entry-text/>
                 <text:index-entry-span> </text:index-entry-span>
                 <text:index-entry-chapter text:display="number"/>
                </text:alphabetical-index-entry-template>
                <text:alphabetical-index-entry-template text:outline-level="3" text:style-name="Index_20_3">
                 <text:index-entry-text/>
                 <text:index-entry-span> </text:index-entry-span>
                 <text:index-entry-chapter text:display="number"/>
                </text:alphabetical-index-entry-template>
               </text:alphabetical-index-source>
               <text:index-body>
                <text:index-title text:style-name="Sect1" text:name="Alphabetical Index2_Head">
                 <text:p text:style-name="Index_20_Heading">Main index</text:p>
                </text:index-title>
                <text:p text:style-name="P2">Blister spaces 3.7.16</text:p>
                <text:p text:style-name="P2">Influence 3.8.2</text:p>
                <text:p text:style-name="P2">Joins </text:p>
                <text:p text:style-name="P3">Natural 4.3.4</text:p>
                <text:p text:style-name="P3"><text:s text:c="2"/>2.4</text:p>
                <text:p text:style-name="P2">Neuroscope, toy 3.6.8</text:p>
                <text:p text:style-name="P2">Primary space 1.1.1</text:p>
                <text:p text:style-name="P2">2.Scopes 2</text:p>
                <text:p text:style-name="P3">Abstracting 2.7.7</text:p>
                <text:p text:style-name="P2">Search 3.7.12</text:p>
                <text:p text:style-name="P2">Subnets 3.6.11</text:p>
               </text:index-body>
              </text:alphabetical-index>
              <text:p text:style-name="P1"/>
              <text:p text:style-name="P6"/></text:note-body></text:not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illSans" svg:font-family="GillSans"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GB"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text-properties fo:font-style="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499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evel_20_1" style:display-name="Level 1" style:family="paragraph" style:parent-style-name="Standard" style:next-style-name="Level_20_2" style:default-outline-level="1">
      <style:paragraph-properties fo:margin-top="0.3cm" fo:margin-bottom="0.3cm" fo:break-before="page"/>
      <style:text-properties fo:color="#ff0000" fo:font-weight="bold"/>
    </style:style>
    <style:style style:name="Level_20_2" style:display-name="Level 2" style:family="paragraph" style:parent-style-name="Standard" style:next-style-name="Level_20_3" style:default-outline-level="2">
      <style:paragraph-properties fo:margin-top="0.499cm" fo:margin-bottom="0.3cm" fo:keep-together="always" fo:keep-with-next="always"/>
      <style:text-properties fo:color="#000080" fo:font-weight="bold"/>
    </style:style>
    <style:style style:name="Level_20_3" style:display-name="Level 3" style:family="paragraph" style:parent-style-name="Standard" style:default-outline-level="3">
      <style:paragraph-properties fo:margin-top="0.42cm" fo:margin-bottom="0cm"/>
    </style:style>
    <style:style style:name="Level_20_4" style:display-name="Level 4" style:family="paragraph" style:parent-style-name="Text_20_body" style:default-outline-level="4">
      <style:paragraph-properties fo:margin-top="0.319cm" fo:margin-bottom="0cm" fo:background-color="transparent" style:shadow="none" text:number-lines="true" text:line-number="0">
        <style:tab-stops/>
        <style:background-image/>
      </style:paragraph-properties>
    </style:style>
    <style:style style:name="Bullet" style:family="paragraph" style:parent-style-name="Text_20_body" style:next-style-name="Text_20_body" style:list-style-name="List_20_4">
      <style:paragraph-properties fo:margin-top="0.349cm" fo:margin-bottom="0cm">
        <style:tab-stops/>
      </style:paragraph-properties>
    </style:style>
    <style:style style:name="Body_20_Text" style:display-name="Body Text" style:family="paragraph" style:parent-style-name="Standard" style:next-style-name="Standard">
      <style:paragraph-properties fo:margin-top="0.212cm" fo:margin-bottom="0.212cm"/>
      <style:text-properties fo:color="#000000" style:font-name="GillSans" fo:font-size="12pt" style:font-name-asian="GillSans" style:font-size-asian="12pt" style:font-name-complex="GillSans" style:font-size-complex="12pt"/>
    </style:style>
    <style:style style:name="B4" style:family="paragraph" style:parent-style-name="Level_20_4" style:list-style-name="Bullet4"/>
    <style:style style:name="Gap" style:family="paragraph" style:parent-style-name="List" style:next-style-name="Level_20_3" style:master-page-name="">
      <style:paragraph-properties fo:margin-top="0cm" fo:margin-bottom="0cm" fo:keep-with-next="always"/>
    </style:style>
    <style:style style:name="Intro" style:family="paragraph" style:parent-style-name="Text_20_body" style:class="text">
      <style:paragraph-properties fo:margin-top="0.42cm" fo:margin-bottom="0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color="#ff0000" fo:font-weight="bold" fo:background-color="transparent" style:font-weight-asian="bold" style:font-weight-complex="bold"/>
    </style:style>
    <style:style style:name="Definition" style:family="text">
      <style:text-properties fo:color="#008000" fo:font-weight="bold"/>
    </style:style>
    <text:outline-style>
      <text:outline-level-style text:level="1" style:num-suffix="." style:num-format="1">
        <style:list-level-properties text:min-label-width="1.251cm"/>
      </text:outline-level-style>
      <text:outline-level-style text:level="2" style:num-format="1" text:display-levels="2">
        <style:list-level-properties text:min-label-width="1.251cm"/>
      </text:outline-level-style>
      <text:outline-level-style text:level="3" style:num-format="1" text:display-levels="3">
        <style:list-level-properties text:min-label-width="1.251cm"/>
      </text:outline-level-style>
      <text:outline-level-style text:level="4" text:style-name="Bullet_20_Symbols" style:num-format="">
        <style:list-level-properties text:space-before="1.251cm" text:min-label-width="0.349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4" style:display-name="Numbering 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ist_20_1" style:display-name="List 1">
      <text:list-level-style-bullet text:level="1" text:style-name="Bullet_20_Symbols" text:bullet-char="">
        <style:list-level-properties text:space-before="1.25cm" text:min-label-width="0.6cm"/>
        <style:text-properties fo:font-family="Wingdings" style:font-style-name="Regular" style:font-pitch="variable" style:font-charset="x-symbol"/>
      </text:list-level-style-bullet>
      <text:list-level-style-bullet text:level="2" text:style-name="Bullet_20_Symbols" text:bullet-char="">
        <style:list-level-properties text:space-before="0.4cm" text:min-label-width="1.251cm"/>
        <style:text-properties fo:font-family="Wingdings" style:font-style-name="Regular" style:font-pitch="variable" style:font-charset="x-symbol"/>
      </text:list-level-style-bullet>
      <text:list-level-style-bullet text:level="3" text:style-name="Bullet_20_Symbols" text:bullet-char="">
        <style:list-level-properties text:space-before="0.799cm" text:min-label-width="1.251cm"/>
        <style:text-properties fo:font-family="Wingdings" style:font-style-name="Regular" style:font-pitch="variable" style:font-charset="x-symbol"/>
      </text:list-level-style-bullet>
      <text:list-level-style-bullet text:level="4" text:style-name="Bullet_20_Symbols" text:bullet-char="">
        <style:list-level-properties text:space-before="1.199cm" text:min-label-width="1.251cm"/>
        <style:text-properties fo:font-family="Wingdings" style:font-style-name="Regular" style:font-pitch="variable" style:font-charset="x-symbol"/>
      </text:list-level-style-bullet>
      <text:list-level-style-bullet text:level="5" text:style-name="Bullet_20_Symbols" text:bullet-char="">
        <style:list-level-properties text:space-before="1.599cm" text:min-label-width="1.251cm"/>
        <style:text-properties fo:font-family="Wingdings" style:font-style-name="Regular" style:font-pitch="variable" style:font-charset="x-symbol"/>
      </text:list-level-style-bullet>
      <text:list-level-style-bullet text:level="6" text:style-name="Bullet_20_Symbols" text:bullet-char="">
        <style:list-level-properties text:space-before="2cm" text:min-label-width="1.251cm"/>
        <style:text-properties fo:font-family="Wingdings" style:font-style-name="Regular" style:font-pitch="variable" style:font-charset="x-symbol"/>
      </text:list-level-style-bullet>
      <text:list-level-style-bullet text:level="7" text:style-name="Bullet_20_Symbols" text:bullet-char="">
        <style:list-level-properties text:space-before="2.398cm" text:min-label-width="1.251cm"/>
        <style:text-properties fo:font-family="Wingdings" style:font-style-name="Regular" style:font-pitch="variable" style:font-charset="x-symbol"/>
      </text:list-level-style-bullet>
      <text:list-level-style-bullet text:level="8" text:style-name="Bullet_20_Symbols" text:bullet-char="">
        <style:list-level-properties text:space-before="2.799cm" text:min-label-width="1.251cm"/>
        <style:text-properties fo:font-family="Wingdings" style:font-style-name="Regular" style:font-pitch="variable" style:font-charset="x-symbol"/>
      </text:list-level-style-bullet>
      <text:list-level-style-bullet text:level="9" text:style-name="Bullet_20_Symbols" text:bullet-char="">
        <style:list-level-properties text:space-before="3.199cm" text:min-label-width="1.251cm"/>
        <style:text-properties fo:font-family="Wingdings" style:font-style-name="Regular" style:font-pitch="variable" style:font-charset="x-symbol"/>
      </text:list-level-style-bullet>
      <text:list-level-style-bullet text:level="10" text:style-name="Bullet_20_Symbols" text:bullet-char="">
        <style:list-level-properties text:space-before="3.6cm" text:min-label-width="1.251cm"/>
        <style:text-properties fo:font-family="Wingdings" style:font-style-name="Regular" style:font-pitch="variable" style:font-charset="x-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Bullet4">
      <text:list-level-style-bullet text:level="1" text:style-name="Bullet_20_Symbols" text:bullet-char="•">
        <style:list-level-properties text:space-before="1.885cm" text:min-label-width="0.6cm"/>
        <style:text-properties style:font-name="StarSymbol"/>
      </text:list-level-style-bullet>
      <text:list-level-style-bullet text:level="2" text:style-name="Bullet_20_Symbols" text:bullet-char="•">
        <style:list-level-properties text:space-before="1.035cm" text:min-label-width="1.251cm"/>
        <style:text-properties style:font-name="StarSymbol"/>
      </text:list-level-style-bullet>
      <text:list-level-style-bullet text:level="3" text:style-name="Bullet_20_Symbols" text:bullet-char="•">
        <style:list-level-properties text:space-before="1.434cm" text:min-label-width="1.251cm"/>
        <style:text-properties style:font-name="StarSymbol"/>
      </text:list-level-style-bullet>
      <text:list-level-style-bullet text:level="4" text:style-name="Bullet_20_Symbols" text:bullet-char="•">
        <style:list-level-properties text:space-before="1.885cm" text:min-label-width="0.3cm"/>
        <style:text-properties style:font-name="StarSymbol"/>
      </text:list-level-style-bullet>
      <text:list-level-style-bullet text:level="5" text:style-name="Bullet_20_Symbols" text:bullet-char="•">
        <style:list-level-properties text:space-before="2.234cm" text:min-label-width="1.251cm"/>
        <style:text-properties style:font-name="StarSymbol"/>
      </text:list-level-style-bullet>
      <text:list-level-style-bullet text:level="6" text:style-name="Bullet_20_Symbols" text:bullet-char="•">
        <style:list-level-properties text:space-before="2.635cm" text:min-label-width="1.251cm"/>
        <style:text-properties style:font-name="StarSymbol"/>
      </text:list-level-style-bullet>
      <text:list-level-style-bullet text:level="7" text:style-name="Bullet_20_Symbols" text:bullet-char="•">
        <style:list-level-properties text:space-before="3.033cm" text:min-label-width="1.251cm"/>
        <style:text-properties style:font-name="StarSymbol"/>
      </text:list-level-style-bullet>
      <text:list-level-style-bullet text:level="8" text:style-name="Bullet_20_Symbols" text:bullet-char="•">
        <style:list-level-properties text:space-before="3.434cm" text:min-label-width="1.251cm"/>
        <style:text-properties style:font-name="StarSymbol"/>
      </text:list-level-style-bullet>
      <text:list-level-style-bullet text:level="9" text:style-name="Bullet_20_Symbols" text:bullet-char="•">
        <style:list-level-properties text:space-before="3.834cm" text:min-label-width="1.251cm"/>
        <style:text-properties style:font-name="StarSymbol"/>
      </text:list-level-style-bullet>
      <text:list-level-style-bullet text:level="10" text:style-name="Bullet_20_Symbols" text:bullet-char="•">
        <style:list-level-properties text:space-before="4.235cm" text:min-label-width="1.251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
  </meta:generator>
    <meta:initial-creator>Stephen Corlett</meta:initial-creator>
    <meta:creation-date>2002-04-24T20:36:55</meta:creation-date>
    <dc:creator>Stephen Corlett</dc:creator>
    <dc:date>2007-05-26T16:47:01</dc:date>
    <dc:language>en-GB</dc:language>
    <meta:editing-cycles>3306</meta:editing-cycles>
    <meta:editing-duration>P89DT10H16M46S</meta:editing-duration>
    <meta:user-defined meta:name="Info 1"/>
    <meta:user-defined meta:name="Info 2"/>
    <meta:user-defined meta:name="Info 3"/>
    <meta:user-defined meta:name="Info 4"/>
    <meta:document-statistic meta:table-count="0" meta:image-count="0" meta:object-count="0" meta:page-count="2" meta:paragraph-count="41" meta:word-count="405" meta:character-count="2775"/>
  </office:meta>
</office:document-meta>
</file>